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53mm"/>
    </style:style>
    <style:style style:name="co2" style:family="table-column">
      <style:table-column-properties fo:break-before="auto" style:column-width="38.96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12.77mm"/>
    </style:style>
    <style:style style:name="co5" style:family="table-column">
      <style:table-column-properties fo:break-before="auto" style:column-width="40.41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29.85mm"/>
    </style:style>
    <style:style style:name="co8" style:family="table-column">
      <style:table-column-properties fo:break-before="auto" style:column-width="112.52mm"/>
    </style:style>
    <style:style style:name="co9" style:family="table-column">
      <style:table-column-properties fo:break-before="auto" style:column-width="10.83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5.03mm"/>
    </style:style>
    <style:style style:name="co12" style:family="table-column">
      <style:table-column-properties fo:break-before="auto" style:column-width="72.48mm"/>
    </style:style>
    <style:style style:name="co13" style:family="table-column">
      <style:table-column-properties fo:break-before="auto" style:column-width="41.24mm"/>
    </style:style>
    <style:style style:name="co14" style:family="table-column">
      <style:table-column-properties fo:break-before="auto" style:column-width="28.8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0-01-01"/>
        <table:iteration table:maximum-difference="0.0001"/>
      </table:calculation-settings>
      <table:table table:name="todos_files_outr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16" table:number-columns-repeated="2" table:default-cell-style-name="Default"/>
        <table:table-column table:style-name="co1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linhas = 25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contenthash</text:p>
          </table:table-cell>
          <table:table-cell table:style-name="ce2" office:value-type="string" calcext:value-type="string">
            <text:p>pathnamehash</text:p>
          </table:table-cell>
          <table:table-cell table:style-name="ce1" office:value-type="string" calcext:value-type="string">
            <text:p>contextid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filearea</text:p>
          </table:table-cell>
          <table:table-cell table:style-name="ce1" office:value-type="string" calcext:value-type="string">
            <text:p>itemid</text:p>
          </table:table-cell>
          <table:table-cell table:style-name="ce2" office:value-type="string" calcext:value-type="string">
            <text:p>filepath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filesize</text:p>
          </table:table-cell>
          <table:table-cell table:style-name="ce2" office:value-type="string" calcext:value-type="string">
            <text:p>mimetyp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license</text:p>
          </table:table-cell>
          <table:table-cell table:style-name="ce2" office:value-type="string" calcext:value-type="string">
            <text:p>data</text:p>
          </table:table-cell>
          <table:table-cell table:style-name="ce1" office:value-type="string" calcext:value-type="string">
            <text:p>timecreated</text:p>
          </table:table-cell>
          <table:table-cell table:style-name="ce1" office:value-type="string" calcext:value-type="string">
            <text:p>timemodified</text:p>
          </table:table-cell>
          <table:table-cell table:style-name="ce1" office:value-type="string" calcext:value-type="string">
            <text:p>sortorder</text:p>
          </table:table-cell>
          <table:table-cell table:style-name="ce1" office:value-type="string" calcext:value-type="string">
            <text:p>referencefileid</text:p>
          </table:table-cell>
        </table:table-row>
        <table:table-row table:style-name="ro1">
          <table:table-cell office:value-type="float" office:value="258559" calcext:value-type="float">
            <text:p>258559</text:p>
          </table:table-cell>
          <table:table-cell office:value-type="string" calcext:value-type="string">
            <text:p>4c803c92c71f21b423d13de570c8a09e0a31c718</text:p>
          </table:table-cell>
          <table:table-cell office:value-type="string" calcext:value-type="string">
            <text:p>73dc5be229c32a21d3d8e3664a5165632b98e776</text:p>
          </table:table-cell>
          <table:table-cell office:value-type="float" office:value="41348" calcext:value-type="float">
            <text:p>41348</text:p>
          </table:table-cell>
          <table:table-cell office:value-type="string" calcext:value-type="string">
            <text:p>assignfeedback_editpdf</text:p>
          </table:table-cell>
          <table:table-cell office:value-type="string" calcext:value-type="string">
            <text:p>combined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mbined.pdf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application/pd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018-02-26 02:30:11</text:p>
          </table:table-cell>
          <table:table-cell table:number-columns-repeated="2" office:value-type="float" office:value="1519612211" calcext:value-type="float">
            <text:p>1519612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303" calcext:value-type="float">
            <text:p>258303</text:p>
          </table:table-cell>
          <table:table-cell office:value-type="string" calcext:value-type="string">
            <text:p>da39a3ee5e6b4b0d3255bfef95601890afd80709</text:p>
          </table:table-cell>
          <table:table-cell office:value-type="string" calcext:value-type="string">
            <text:p>6f4a2cf4ab44c209a45744b83333c724bdf416be</text:p>
          </table:table-cell>
          <table:table-cell office:value-type="float" office:value="41363" calcext:value-type="float">
            <text:p>41363</text:p>
          </table:table-cell>
          <table:table-cell office:value-type="string" calcext:value-type="string">
            <text:p>assignsubmission_file</text:p>
          </table:table-cell>
          <table:table-cell office:value-type="string" calcext:value-type="string">
            <text:p>submission_files</text:p>
          </table:table-cell>
          <table:table-cell office:value-type="float" office:value="11950" calcext:value-type="float">
            <text:p>1195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.</text:p>
          </table:table-cell>
          <table:table-cell office:value-type="float" office:value="7328" calcext:value-type="float">
            <text:p>7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018-02-20 01:29:54</text:p>
          </table:table-cell>
          <table:table-cell office:value-type="float" office:value="1519090194" calcext:value-type="float">
            <text:p>1519090194</text:p>
          </table:table-cell>
          <table:table-cell office:value-type="float" office:value="1519090200" calcext:value-type="float">
            <text:p>1519090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791" calcext:value-type="float">
            <text:p>257791</text:p>
          </table:table-cell>
          <table:table-cell office:value-type="string" calcext:value-type="string">
            <text:p>da39a3ee5e6b4b0d3255bfef95601890afd80709</text:p>
          </table:table-cell>
          <table:table-cell office:value-type="string" calcext:value-type="string">
            <text:p>9926496a3def93473fd50242beedb518e643e4af</text:p>
          </table:table-cell>
          <table:table-cell office:value-type="float" office:value="41341" calcext:value-type="float">
            <text:p>41341</text:p>
          </table:table-cell>
          <table:table-cell office:value-type="string" calcext:value-type="string">
            <text:p>assignfeedback_editpdf</text:p>
          </table:table-cell>
          <table:table-cell office:value-type="string" calcext:value-type="string">
            <text:p>readonlypages</text:p>
          </table:table-cell>
          <table:table-cell office:value-type="float" office:value="7977" calcext:value-type="float">
            <text:p>797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018-02-06 14:01:21</text:p>
          </table:table-cell>
          <table:table-cell table:number-columns-repeated="2" office:value-type="float" office:value="1517922081" calcext:value-type="float">
            <text:p>15179220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279" calcext:value-type="float">
            <text:p>257279</text:p>
          </table:table-cell>
          <table:table-cell office:value-type="string" calcext:value-type="string">
            <text:p>da39a3ee5e6b4b0d3255bfef95601890afd80709</text:p>
          </table:table-cell>
          <table:table-cell office:value-type="string" calcext:value-type="string">
            <text:p>fa2d73294ae64718ece847668c51aef8afc0b3f9</text:p>
          </table:table-cell>
          <table:table-cell office:value-type="float" office:value="41314" calcext:value-type="float">
            <text:p>41314</text:p>
          </table:table-cell>
          <table:table-cell office:value-type="string" calcext:value-type="string">
            <text:p>assignsubmission_file</text:p>
          </table:table-cell>
          <table:table-cell office:value-type="string" calcext:value-type="string">
            <text:p>submission_files</text:p>
          </table:table-cell>
          <table:table-cell office:value-type="float" office:value="11866" calcext:value-type="float">
            <text:p>1186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.</text:p>
          </table:table-cell>
          <table:table-cell office:value-type="float" office:value="7351" calcext:value-type="float">
            <text:p>7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ument/unknow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018-02-04 16:57:49</text:p>
          </table:table-cell>
          <table:table-cell office:value-type="float" office:value="1517759869" calcext:value-type="float">
            <text:p>1517759869</text:p>
          </table:table-cell>
          <table:table-cell office:value-type="float" office:value="1517860491" calcext:value-type="float">
            <text:p>1517860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743" calcext:value-type="float">
            <text:p>127743</text:p>
          </table:table-cell>
          <table:table-cell office:value-type="string" calcext:value-type="string">
            <text:p>da39a3ee5e6b4b0d3255bfef95601890afd80709</text:p>
          </table:table-cell>
          <table:table-cell office:value-type="string" calcext:value-type="string">
            <text:p>edbfab76728d5a6224de965a58c5d16beee7dccf</text:p>
          </table:table-cell>
          <table:table-cell office:value-type="float" office:value="18704" calcext:value-type="float">
            <text:p>18704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leg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telas_ingles/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016-06-03 18:44:17</text:p>
          </table:table-cell>
          <table:table-cell table:number-columns-repeated="2" office:value-type="float" office:value="1464979457" calcext:value-type="float">
            <text:p>1464979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744" calcext:value-type="float">
            <text:p>104744</text:p>
          </table:table-cell>
          <table:table-cell office:value-type="string" calcext:value-type="string">
            <text:p>3829ce619829b89b7164ec1b3e6c6b74a5aaa119</text:p>
          </table:table-cell>
          <table:table-cell office:value-type="string" calcext:value-type="string">
            <text:p>a9980caed3a883f2b6a1bce28a6cbe4c3ed6e7b3</text:p>
          </table:table-cell>
          <table:table-cell office:value-type="float" office:value="8092" calcext:value-type="float">
            <text:p>8092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iGeom_exercicios/Exercicios_iTarefa/</text:p>
          </table:table-cell>
          <table:table-cell office:value-type="string" calcext:value-type="string">
            <text:p>exerc-baricentro_web.geo</text:p>
          </table:table-cell>
          <table:table-cell office:value-type="float" office:value="1332" calcext:value-type="float">
            <text:p>1332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6-01-19 16:52:28</text:p>
          </table:table-cell>
          <table:table-cell office:value-type="float" office:value="1453218748" calcext:value-type="float">
            <text:p>1453218748</text:p>
          </table:table-cell>
          <table:table-cell office:value-type="float" office:value="1453218765" calcext:value-type="float">
            <text:p>1453218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94" calcext:value-type="float">
            <text:p>87394</text:p>
          </table:table-cell>
          <table:table-cell office:value-type="string" calcext:value-type="string">
            <text:p>3765c9f3e4fe805338719bc9431f3f265a9bfdde</text:p>
          </table:table-cell>
          <table:table-cell office:value-type="string" calcext:value-type="string">
            <text:p>c66a1716128cb6252f48932f01fc3caea6779a6d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text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(ETEC - 2Âº SEM2012)- QuestÃ£o 48.PNG</text:p>
          </table:table-cell>
          <table:table-cell office:value-type="float" office:value="1626" calcext:value-type="float">
            <text:p>1626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image/p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ETEC - 2Âº SEM2012)_QuestÃ£o 48.PNG</text:p>
          </table:table-cell>
          <table:table-cell office:value-type="string" calcext:value-type="string">
            <text:p>Angela Estevam Suzuki</text:p>
          </table:table-cell>
          <table:table-cell office:value-type="string" calcext:value-type="string">
            <text:p>allrightsreserved</text:p>
          </table:table-cell>
          <table:table-cell office:value-type="string" calcext:value-type="string">
            <text:p>2015-11-17 18:33:37</text:p>
          </table:table-cell>
          <table:table-cell office:value-type="float" office:value="1447781617" calcext:value-type="float">
            <text:p>1447781617</text:p>
          </table:table-cell>
          <table:table-cell office:value-type="float" office:value="1447782014" calcext:value-type="float">
            <text:p>144778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string" calcext:value-type="string">
            <text:p>efafbddb9ec0fb72c85cbcec5ac19cb5af2d16ea</text:p>
          </table:table-cell>
          <table:table-cell office:value-type="string" calcext:value-type="string">
            <text:p>971a59eb901fb2b738e909663787d64d205ac041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text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questao7_3.jpg</text:p>
          </table:table-cell>
          <table:table-cell/>
          <table:table-cell office:value-type="float" office:value="10263" calcext:value-type="float">
            <text:p>10263</text:p>
          </table:table-cell>
          <table:table-cell office:value-type="string" calcext:value-type="string">
            <text:p>image/jpe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015-10-20 23:50:30</text:p>
          </table:table-cell>
          <table:table-cell office:value-type="float" office:value="1445381430" calcext:value-type="float">
            <text:p>1445381430</text:p>
          </table:table-cell>
          <table:table-cell office:value-type="float" office:value="1445381438" calcext:value-type="float">
            <text:p>1445381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23" calcext:value-type="float">
            <text:p>65023</text:p>
          </table:table-cell>
          <table:table-cell office:value-type="string" calcext:value-type="string">
            <text:p>98e1ef395b8659ee789b3d0d50b113dd29b041e9</text:p>
          </table:table-cell>
          <table:table-cell office:value-type="string" calcext:value-type="string">
            <text:p>257ef4ebf8e0fb37c000b9d442f6bc9a6e58bb39</text:p>
          </table:table-cell>
          <table:table-cell office:value-type="float" office:value="6638" calcext:value-type="float">
            <text:p>6638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float" office:value="21863" calcext:value-type="float">
            <text:p>21863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TEC.2sem2011 - 34 - alter A.jpg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image/jpe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015-10-20 23:48:30</text:p>
          </table:table-cell>
          <table:table-cell office:value-type="float" office:value="1445381310" calcext:value-type="float">
            <text:p>1445381310</text:p>
          </table:table-cell>
          <table:table-cell office:value-type="float" office:value="1445381317" calcext:value-type="float">
            <text:p>1445381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67" calcext:value-type="float">
            <text:p>64767</text:p>
          </table:table-cell>
          <table:table-cell office:value-type="string" calcext:value-type="string">
            <text:p>efafbddb9ec0fb72c85cbcec5ac19cb5af2d16ea</text:p>
          </table:table-cell>
          <table:table-cell office:value-type="string" calcext:value-type="string">
            <text:p>d522a426f0961bf7545b64f657b2e3f9e51656bc</text:p>
          </table:table-cell>
          <table:table-cell office:value-type="float" office:value="6638" calcext:value-type="float">
            <text:p>6638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text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questao7_3.jpg</text:p>
          </table:table-cell>
          <table:table-cell/>
          <table:table-cell office:value-type="float" office:value="10263" calcext:value-type="float">
            <text:p>10263</text:p>
          </table:table-cell>
          <table:table-cell office:value-type="string" calcext:value-type="string">
            <text:p>image/jpe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015-10-20 23:47:08</text:p>
          </table:table-cell>
          <table:table-cell office:value-type="float" office:value="1445381228" calcext:value-type="float">
            <text:p>1445381228</text:p>
          </table:table-cell>
          <table:table-cell office:value-type="float" office:value="1445381234" calcext:value-type="float">
            <text:p>1445381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498" calcext:value-type="float">
            <text:p>138498</text:p>
          </table:table-cell>
          <table:table-cell office:value-type="string" calcext:value-type="string">
            <text:p>fc2d8bb3070bcdb02ba0546eeb080de09d55153e</text:p>
          </table:table-cell>
          <table:table-cell office:value-type="string" calcext:value-type="string">
            <text:p>e2f9c9b18f5289f822a29dc83ae6749179235cfe</text:p>
          </table:table-cell>
          <table:table-cell office:value-type="float" office:value="21418" calcext:value-type="float">
            <text:p>21418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aya GuimarÃ£es Vieira de Oliveira_425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4</text:p>
          </table:table-cell>
          <table:table-cell office:value-type="float" office:value="1443831674" calcext:value-type="float">
            <text:p>1443831674</text:p>
          </table:table-cell>
          <table:table-cell office:value-type="float" office:value="1443831849" calcext:value-type="float">
            <text:p>144383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506" calcext:value-type="float">
            <text:p>138506</text:p>
          </table:table-cell>
          <table:table-cell office:value-type="string" calcext:value-type="string">
            <text:p>9bedbd6797025c39fc3f0d32e1349ab56f7d2bcc</text:p>
          </table:table-cell>
          <table:table-cell office:value-type="string" calcext:value-type="string">
            <text:p>bb414fc1d6abd7fdb30eeec0cb7eb0f3bfe9eb77</text:p>
          </table:table-cell>
          <table:table-cell office:value-type="float" office:value="21418" calcext:value-type="float">
            <text:p>21418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inicius Henrique Sbaiz_395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4</text:p>
          </table:table-cell>
          <table:table-cell office:value-type="float" office:value="1443831674" calcext:value-type="float">
            <text:p>1443831674</text:p>
          </table:table-cell>
          <table:table-cell office:value-type="float" office:value="1443831849" calcext:value-type="float">
            <text:p>144383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514" calcext:value-type="float">
            <text:p>138514</text:p>
          </table:table-cell>
          <table:table-cell office:value-type="string" calcext:value-type="string">
            <text:p>f6b582a3e614cc82243d2fc4f2090d7197692aee</text:p>
          </table:table-cell>
          <table:table-cell office:value-type="string" calcext:value-type="string">
            <text:p>8c196cae2d24486117d215323503c7b55c558db1</text:p>
          </table:table-cell>
          <table:table-cell office:value-type="float" office:value="21418" calcext:value-type="float">
            <text:p>21418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lder Jose Felisberto_365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4</text:p>
          </table:table-cell>
          <table:table-cell office:value-type="float" office:value="1443831674" calcext:value-type="float">
            <text:p>1443831674</text:p>
          </table:table-cell>
          <table:table-cell office:value-type="float" office:value="1443831849" calcext:value-type="float">
            <text:p>144383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522" calcext:value-type="float">
            <text:p>138522</text:p>
          </table:table-cell>
          <table:table-cell office:value-type="string" calcext:value-type="string">
            <text:p>92e62f3a05fb8bdee619f7d88a557e58c3211ba7</text:p>
          </table:table-cell>
          <table:table-cell office:value-type="string" calcext:value-type="string">
            <text:p>cc0b5d62ca7dd0dca4e85c0fa764078288468086</text:p>
          </table:table-cell>
          <table:table-cell office:value-type="float" office:value="21418" calcext:value-type="float">
            <text:p>21418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ndrey Lino Luiz_406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4</text:p>
          </table:table-cell>
          <table:table-cell office:value-type="float" office:value="1443831674" calcext:value-type="float">
            <text:p>1443831674</text:p>
          </table:table-cell>
          <table:table-cell office:value-type="float" office:value="1443831849" calcext:value-type="float">
            <text:p>144383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530" calcext:value-type="float">
            <text:p>138530</text:p>
          </table:table-cell>
          <table:table-cell office:value-type="string" calcext:value-type="string">
            <text:p>d261db4d7fc047d8949fc957b7fab2cccaab694a</text:p>
          </table:table-cell>
          <table:table-cell office:value-type="string" calcext:value-type="string">
            <text:p>2eb20dd73036d14d666788505cb0f23ab38bab28</text:p>
          </table:table-cell>
          <table:table-cell office:value-type="float" office:value="21418" calcext:value-type="float">
            <text:p>21418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bian Lucio Fontoura_360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4</text:p>
          </table:table-cell>
          <table:table-cell office:value-type="float" office:value="1443831674" calcext:value-type="float">
            <text:p>1443831674</text:p>
          </table:table-cell>
          <table:table-cell office:value-type="float" office:value="1443831849" calcext:value-type="float">
            <text:p>144383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63" calcext:value-type="float">
            <text:p>50463</text:p>
          </table:table-cell>
          <table:table-cell office:value-type="string" calcext:value-type="string">
            <text:p>bc37834288f7020d38402604e54eca4f7e0dd767</text:p>
          </table:table-cell>
          <table:table-cell office:value-type="string" calcext:value-type="string">
            <text:p>ac262e157d803a1cc1b0729e3592b1ff94c0c33b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mila Araujo Alba_424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64" calcext:value-type="float">
            <text:p>50464</text:p>
          </table:table-cell>
          <table:table-cell office:value-type="string" calcext:value-type="string">
            <text:p>40df8fe04f29d91b82ac6a5abd0cb1b7a5320d18</text:p>
          </table:table-cell>
          <table:table-cell office:value-type="string" calcext:value-type="string">
            <text:p>03a16571d0d7020aa84869c7851451ccb01e69ad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parecido Carlos da Silva_408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65" calcext:value-type="float">
            <text:p>50465</text:p>
          </table:table-cell>
          <table:table-cell office:value-type="string" calcext:value-type="string">
            <text:p>2ba96eb2ef42fae5f0f28dbe788cc8c61ba380ee</text:p>
          </table:table-cell>
          <table:table-cell office:value-type="string" calcext:value-type="string">
            <text:p>6954b60ee0eacb908fe7c70b4e47e52fc175d342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rtur Cassiano Domingos Penna_426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66" calcext:value-type="float">
            <text:p>50466</text:p>
          </table:table-cell>
          <table:table-cell office:value-type="string" calcext:value-type="string">
            <text:p>800dfd779e677599b9e3eee4b7bc3779c85968fb</text:p>
          </table:table-cell>
          <table:table-cell office:value-type="string" calcext:value-type="string">
            <text:p>bb1d17ecdc4ccb07f04d429d1845554833cbac33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ulo Chaves Meirelles_373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67" calcext:value-type="float">
            <text:p>50467</text:p>
          </table:table-cell>
          <table:table-cell office:value-type="string" calcext:value-type="string">
            <text:p>40a78e34f98c3d7549dcc2e11510cee2447881e6</text:p>
          </table:table-cell>
          <table:table-cell office:value-type="string" calcext:value-type="string">
            <text:p>d2cd3f2c3547332ab8a8639e8d1d6b14d61cf535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eonardo Correia Mota_371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10644" calcext:value-type="float">
            <text:p>10644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68" calcext:value-type="float">
            <text:p>50468</text:p>
          </table:table-cell>
          <table:table-cell office:value-type="string" calcext:value-type="string">
            <text:p>eb056b90beea23f16d4abe23062cfdac9b54fea3</text:p>
          </table:table-cell>
          <table:table-cell office:value-type="string" calcext:value-type="string">
            <text:p>2bb0f7932212c9680a8704c6c4832a2807a5bcce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etanias Costa da Silva_404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69" calcext:value-type="float">
            <text:p>50469</text:p>
          </table:table-cell>
          <table:table-cell office:value-type="string" calcext:value-type="string">
            <text:p>f4e50cb88c62b1d4e9700c870023ebafdd657fbb</text:p>
          </table:table-cell>
          <table:table-cell office:value-type="string" calcext:value-type="string">
            <text:p>0f184d9bed2cf2ff9cf3b445fbd8f5b1e7bd70d1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quellyne da Silva Barbosa_409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70" calcext:value-type="float">
            <text:p>50470</text:p>
          </table:table-cell>
          <table:table-cell office:value-type="string" calcext:value-type="string">
            <text:p>47dd7589b4202afebcb18a4ad7c2267c90c046cf</text:p>
          </table:table-cell>
          <table:table-cell office:value-type="string" calcext:value-type="string">
            <text:p>6a4184ec9ebb7833237679c534875a6831e331f4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ana de Freitas Pereira_386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71" calcext:value-type="float">
            <text:p>50471</text:p>
          </table:table-cell>
          <table:table-cell office:value-type="string" calcext:value-type="string">
            <text:p>728c8a44394539bb48f30c1ffae6d831c1328f99</text:p>
          </table:table-cell>
          <table:table-cell office:value-type="string" calcext:value-type="string">
            <text:p>d0c1485c78aa13a1843596cbcf92253810c24562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hiago de Lima Vespoli_374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72" calcext:value-type="float">
            <text:p>50472</text:p>
          </table:table-cell>
          <table:table-cell office:value-type="string" calcext:value-type="string">
            <text:p>28e9479a351223243411d10635350dbb4c7d8df1</text:p>
          </table:table-cell>
          <table:table-cell office:value-type="string" calcext:value-type="string">
            <text:p>6f3e018e4a6f396c0f94d6bf02a834abd1caa9d4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mod_folder</text:p>
          </table:table-cell>
          <table:table-cell office:value-type="string" calcext:value-type="string">
            <text:p>cont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inicius de Moraes Santos_369_assignsubmission_onlinetext_textoonline.html</text:p>
          </table:table-cell>
          <table:table-cell office:value-type="float" office:value="24" calcext:value-type="float">
            <text:p>24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text/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2015-10-03 00:21:13</text:p>
          </table:table-cell>
          <table:table-cell office:value-type="float" office:value="1443831673" calcext:value-type="float">
            <text:p>1443831673</text:p>
          </table:table-cell>
          <table:table-cell office:value-type="float" office:value="1443831848" calcext:value-type="float">
            <text:p>1443831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textid=7576</text:p>
          </table:table-cell>
          <table:table-cell/>
          <table:table-cell office:value-type="string" calcext:value-type="string">
            <text:p>instanceid=4604</text:p>
          </table:table-cell>
          <table:table-cell office:value-type="string" calcext:value-type="string">
            <text:p>path=/1/3/202/23571/6361/7576</text:p>
          </table:table-cell>
          <table:table-cell/>
          <table:table-cell office:value-type="string" calcext:value-type="string">
            <text:p>http://localhost/saw/mod/folder/view.php?id=4604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16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ttp://localhost/saw/mod/folder/view.php?id=7576 <text:s/>X NAO</text:p>
          </table:table-cell>
          <table:table-cell table:number-columns-repeated="4"/>
          <table:table-cell office:value-type="string" calcext:value-type="string">
            <text:p>userid=24 =&gt; Patricia Pereira</text:p>
          </table:table-cell>
          <table:table-cell office:value-type="string" calcext:value-type="string">
            <text:p>patriciaadm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15: MAC118: Noções de Ensino de Matemática Usando o Computador</text:p>
          </table:table-cell>
          <table:table-cell table:number-columns-repeated="1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ttp://localhost/saw/course/view.php?id=92</text:p>
          </table:table-cell>
          <table:table-cell table:number-columns-repeated="1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3T13:30:37.875674137</dc:date>
    <dc:creator>Leo </dc:creator>
    <meta:editing-duration>P2DT18H29M22S</meta:editing-duration>
    <meta:editing-cycles>3</meta:editing-cycles>
    <meta:generator>LibreOffice/5.2.7.2$Linux_X86_64 LibreOffice_project/20m0$Build-2</meta:generator>
    <meta:document-statistic meta:table-count="1" meta:cell-count="467" meta:object-count="0"/>
  </office:meta>
</office:document-meta>
</file>